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officeooo:rsid="00a4e960" officeooo:paragraph-rsid="00a4e960"/>
    </style:style>
    <style:style style:name="P3" style:family="paragraph" style:parent-style-name="Text_20_body">
      <style:text-properties officeooo:rsid="0011c299" officeooo:paragraph-rsid="00b79871"/>
    </style:style>
    <style:style style:name="P4" style:family="paragraph" style:parent-style-name="Text_20_body">
      <style:text-properties officeooo:rsid="0043c693" officeooo:paragraph-rsid="00b79871"/>
    </style:style>
    <style:style style:name="P5" style:family="paragraph" style:parent-style-name="Text_20_body">
      <style:text-properties officeooo:rsid="00b79871" officeooo:paragraph-rsid="00b79871"/>
    </style:style>
    <style:style style:name="P6" style:family="paragraph" style:parent-style-name="Title">
      <style:text-properties officeooo:rsid="000b7895" officeooo:paragraph-rsid="000b7895"/>
    </style:style>
    <style:style style:name="P7" style:family="paragraph" style:parent-style-name="Text_20_body" style:list-style-name="L1">
      <style:text-properties officeooo:rsid="00132f0c" officeooo:paragraph-rsid="00132f0c"/>
    </style:style>
    <style:style style:name="P8" style:family="paragraph" style:parent-style-name="Text_20_body" style:list-style-name="L1">
      <style:text-properties officeooo:rsid="0043d94a" officeooo:paragraph-rsid="0043d94a"/>
    </style:style>
    <style:style style:name="P9" style:family="paragraph" style:parent-style-name="Text_20_body" style:list-style-name="L1">
      <style:text-properties fo:font-variant="normal" fo:text-transform="none" fo:color="#333333" fo:letter-spacing="normal" officeooo:rsid="00b79871" officeooo:paragraph-rsid="00b79871"/>
    </style:style>
    <style:style style:name="P10" style:family="paragraph" style:parent-style-name="Text_20_body" style:list-style-name="L1">
      <style:text-properties fo:font-variant="normal" fo:text-transform="none" fo:color="#4078c0" style:text-line-through-style="none" style:text-line-through-type="none" style:font-name="Helvetica Neue" fo:font-size="12pt" fo:letter-spacing="normal" fo:font-style="normal" style:text-underline-style="none" fo:font-weight="normal" officeooo:rsid="0043d94a" officeooo:paragraph-rsid="0043d94a" style:text-blinking="false"/>
    </style:style>
    <style:style style:name="P11" style:family="paragraph" style:parent-style-name="Text_20_body">
      <style:text-properties officeooo:rsid="00b7cb37" officeooo:paragraph-rsid="00b7cb37"/>
    </style:style>
    <style:style style:name="P12" style:family="paragraph" style:parent-style-name="Text_20_body">
      <style:text-properties fo:font-weight="bold" officeooo:rsid="00b96cf3" officeooo:paragraph-rsid="00b96cf3" style:font-weight-asian="bold" style:font-weight-complex="bold"/>
    </style:style>
    <style:style style:name="P13" style:family="paragraph" style:parent-style-name="Text_20_body">
      <style:text-properties officeooo:rsid="00bb3dda" officeooo:paragraph-rsid="00bb3dda"/>
    </style:style>
    <style:style style:name="P14" style:family="paragraph" style:parent-style-name="Heading_20_3">
      <style:text-properties officeooo:rsid="00b7cb37" officeooo:paragraph-rsid="00b7cb37"/>
    </style:style>
    <style:style style:name="P15" style:family="paragraph" style:parent-style-name="Heading_20_3">
      <style:text-properties officeooo:rsid="00bb3dda" officeooo:paragraph-rsid="00bb3dda"/>
    </style:style>
    <style:style style:name="P16" style:family="paragraph" style:parent-style-name="Heading_20_1">
      <style:text-properties officeooo:rsid="0043c693" officeooo:paragraph-rsid="00b79871"/>
    </style:style>
    <style:style style:name="P17" style:family="paragraph" style:parent-style-name="Heading_20_1">
      <style:text-properties officeooo:rsid="0011c299" officeooo:paragraph-rsid="0011c299"/>
    </style:style>
    <style:style style:name="P18" style:family="paragraph" style:parent-style-name="Heading_20_1">
      <style:text-properties officeooo:rsid="00a4e960" officeooo:paragraph-rsid="0011c299"/>
    </style:style>
    <style:style style:name="P19" style:family="paragraph" style:parent-style-name="Heading_20_1">
      <style:text-properties officeooo:rsid="00b7cb37" officeooo:paragraph-rsid="00b7cb37"/>
    </style:style>
    <style:style style:name="P20" style:family="paragraph" style:parent-style-name="Heading_20_2">
      <style:text-properties officeooo:rsid="00aa181f" officeooo:paragraph-rsid="00aa181f"/>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3">
      <style:paragraph-properties>
        <style:tab-stops>
          <style:tab-stop style:position="6.5319in" style:type="right" style:leader-style="dotted" style:leader-text="."/>
        </style:tab-stops>
      </style:paragraph-properties>
    </style:style>
    <style:style style:name="P24" style:family="paragraph" style:parent-style-name="Table_20_Contents">
      <style:text-properties officeooo:rsid="00b7cb37" officeooo:paragraph-rsid="00b7cb37"/>
    </style:style>
    <style:style style:name="P25" style:family="paragraph" style:parent-style-name="Table_20_Contents">
      <style:text-properties officeooo:rsid="00bb3dda" officeooo:paragraph-rsid="00bb3dda"/>
    </style:style>
    <style:style style:name="T1" style:family="text">
      <style:text-properties officeooo:rsid="0092c83e"/>
    </style:style>
    <style:style style:name="T2" style:family="text">
      <style:text-properties officeooo:rsid="00b79871"/>
    </style:style>
    <style:style style:name="T3"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Find-Unmatched</text:span> REST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1149_221192023" text:style-name="Index_20_Link" text:visited-style-name="Index_20_Link">About Find-Unmatched<text:tab/>1</text:a></text:p>
          <text:p text:style-name="P21"><text:a xlink:type="simple" xlink:href="#__RefHeading__1973_2070553860" text:style-name="Index_20_Link" text:visited-style-name="Index_20_Link">Known Issues<text:tab/>1</text:a></text:p>
          <text:p text:style-name="P22"><text:a xlink:type="simple" xlink:href="#__RefHeading__133_1252382565" text:style-name="Index_20_Link" text:visited-style-name="Index_20_Link">Credits<text:tab/>1</text:a></text:p>
          <text:p text:style-name="P22"><text:a xlink:type="simple" xlink:href="#__RefHeading__74_1319504428" text:style-name="Index_20_Link" text:visited-style-name="Index_20_Link">Settings<text:tab/>1</text:a></text:p>
          <text:p text:style-name="P23"><text:a xlink:type="simple" xlink:href="#__RefHeading__78_1319504428" text:style-name="Index_20_Link" text:visited-style-name="Index_20_Link">getSettings<text:tab/>1</text:a></text:p>
          <text:p text:style-name="P23"><text:a xlink:type="simple" xlink:href="#__RefHeading__76_1319504428" text:style-name="Index_20_Link" text:visited-style-name="Index_20_Link">SetSettingstoDefault<text:tab/>2</text:a></text:p>
        </text:index-body>
      </text:table-of-content>
      <text:p text:style-name="P1"/>
      <text:h text:style-name="P16" text:outline-level="1"><text:bookmark-start text:name="__RefHeading__1149_221192023"/>About <text:span text:style-name="T2">Find-Unmatched</text:span><text:bookmark-end text:name="__RefHeading__1149_221192023"/></text:h>
      <text:p text:style-name="P4"><text:span text:style-name="T2">Find-Unmatched</text:span> is a <text:span text:style-name="T2">WebTools plug-in</text:span>, that <text:span text:style-name="T2">can find medias, that Plex failed to identify, and as such, never made it to the database.</text:span></text:p>
      <text:p text:style-name="P5">Reason for not identifying those, is most likely due to not following the correct naming standard</text:p>
      <text:h text:style-name="P20" text:outline-level="2"><text:bookmark-start text:name="__RefHeading__1973_2070553860"/>Known Issues<text:bookmark-end text:name="__RefHeading__1973_2070553860"/></text:h>
      <text:p text:style-name="P5">Nothing spotted yet</text:p>
      <text:h text:style-name="P17" text:outline-level="1"><text:bookmark-start text:name="__RefHeading__133_1252382565"/>Credits<text:bookmark-end text:name="__RefHeading__133_1252382565"/></text:h>
      <text:p text:style-name="P3"><text:span text:style-name="T2">Find-Unmatched plugin</text:span> was made by the following Plex community members:</text:p>
      <text:list xml:id="list2521616617432937670" text:style-name="L1">
        <text:list-item>
          <text:p text:style-name="P7">Dagalufth <text:span text:style-name="T1">(Frontend)</text:span></text:p>
        </text:list-item>
        <text:list-item>
          <text:p text:style-name="P8">dane22 <text:span text:style-name="T1">(Backend)</text:span></text:p>
        </text:list-item>
        <text:list-item>
          <text:p text:style-name="P9">All credits goes as well to the origin authors of the FindUnmatched.bundle, on which this is build</text:p>
        </text:list-item>
      </text:list>
      <text:h text:style-name="P19" text:outline-level="1"><text:bookmark-start text:name="__RefHeading__74_1319504428"/>Settings<text:bookmark-end text:name="__RefHeading__74_1319504428"/></text:h>
      <text:p text:style-name="P11">All settings for this is manipulated via the settings module, and all settings are stored in the Dict under “findUnmatched”, with one exception, and that is if you wants to reset the settings back to the defaults.</text:p>
      <text:h text:style-name="P15" text:outline-level="3"><text:bookmark-start text:name="__RefHeading__78_1319504428"/>getSettings<text:bookmark-end text:name="__RefHeading__78_1319504428"/></text:h>
      <text:p text:style-name="P13">To grap the settings, issue a GET like:</text:p>
      <table:table table:name="Table2" table:style-name="Table2">
        <table:table-column table:style-name="Table2.A"/>
        <text:soft-page-break/>
        <table:table-row>
          <table:table-cell table:style-name="Table2.A1" office:value-type="string">
            <text:p text:style-name="P25">/webtools2?module=settings&amp;function=getSetting&amp;name=findUnmatched</text:p>
          </table:table-cell>
        </table:table-row>
      </table:table>
      <text:p text:style-name="P13"/>
      <text:p text:style-name="P13">See WebTools doc for details</text:p>
      <text:p text:style-name="P12">NOTE: <text:span text:style-name="T3">The findUnmatched module has to be initialized with at least one call, before the Dict is populated with the default values</text:span></text:p>
      <text:p text:style-name="P11"/>
      <text:h text:style-name="P14" text:outline-level="3"><text:bookmark-start text:name="__RefHeading__76_1319504428"/>SetSettingstoDefault<text:bookmark-end text:name="__RefHeading__76_1319504428"/></text:h>
      <text:p text:style-name="P11">To reset all settings back to the defaults, issue a POST like:</text:p>
      <table:table table:name="Table1" table:style-name="Table1">
        <table:table-column table:style-name="Table1.A"/>
        <table:table-row>
          <table:table-cell table:style-name="Table1.A1" office:value-type="string">
            <text:p text:style-name="P24">/webtools2?module=findUnmatched&amp;function=setSettingstoDefault</text:p>
          </table:table-cell>
        </table:table-row>
      </table:table>
      <text:p text:style-name="P11"/>
      <text:p text:style-name="P11">Above would return 200 with a json body of the new settings</text:p>
      <text:p text:style-name="P11"/>
      <text:p text:style-name="P11"/>
      <text:list xml:id="list143241812682844" text:continue-numbering="true" text:style-name="L1">
        <text:list-header>
          <text:p text:style-name="P10"/>
        </text:list-header>
      </text:list>
      <text:h text:style-name="P18" text:outline-level="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5-12-26T14:32:39.948998432</dc:date>
    <dc:creator>Tommy Mikkelsen</dc:creator>
    <meta:editing-duration>P12DT8H34M49S</meta:editing-duration>
    <meta:editing-cycles>135</meta:editing-cycles>
    <meta:generator>LibreOffice/4.3.7.2$Linux_X86_64 LibreOffice_project/430m0$Build-2</meta:generator>
    <meta:document-statistic meta:table-count="2" meta:image-count="0" meta:object-count="0" meta:page-count="2" meta:paragraph-count="30" meta:word-count="203" meta:character-count="1322" meta:non-whitespace-character-count="1152"/>
  </office:meta>
</office:document-meta>
</file>